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1" style:font-size-asian="6.80000019073486pt" style:language-asian="en" style:country-asian="US" style:font-name-complex="Arial" style:font-size-complex="5.65000009536743pt" style:language-complex="en" style:country-complex="US"/>
    </style:style>
    <style:style style:name="ce21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75pt" style:language-asian="en" style:country-asian="US" style:font-name-complex="Arial" style:font-size-complex="5.59999990463257pt" style:language-complex="en" style:country-complex="US"/>
    </style:style>
    <style:style style:name="ce22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" style:font-size-asian="6.80000019073486pt" style:language-asian="zxx" style:country-asian="none" style:font-name-complex="Arial" style:font-size-complex="5.65000009536743pt" style:language-complex="en" style:country-complex="US"/>
    </style:style>
    <style:style style:name="ce23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69999980926514pt" style:language-asian="en" style:country-asian="US" style:font-name-complex="Arial" style:font-size-complex="5.59999990463257pt" style:language-complex="en" style:country-complex="US"/>
    </style:style>
    <style:style style:name="ce2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#e6e6e6"/>
      <style:text-properties style:font-name="Arial"/>
    </style:style>
    <style:style style:name="ce28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9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32" style:family="table-cell" style:parent-style-name="Default" style:data-style-name="N10">
      <style:text-properties style:font-name="Arial"/>
    </style:style>
    <style:style style:name="ce33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6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0">
      <style:table-cell-properties style:vertical-align="top"/>
      <style:text-properties style:font-name="Arial"/>
    </style:style>
    <style:style style:name="ce38" style:family="table-cell" style:parent-style-name="Default" style:data-style-name="N0">
      <style:text-properties style:font-name="Arial"/>
    </style:style>
    <style:style style:name="ce3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41" style:family="table-cell" style:parent-style-name="Default" style:data-style-name="N37">
      <style:table-cell-properties style:vertical-align="top"/>
      <style:text-properties style:font-name="Arial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vertical-align="middle"/>
      <style:text-properties style:font-name="Arial"/>
    </style:style>
    <style:style style:name="ce46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false" fo:min-height="1.23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fo:text-align="center"/>
      <style:text-properties fo:font-family="Arial" style:font-style-name="Gras" style:font-family-generic="swiss" fo:font-size="12pt" fo:font-weight="bold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language="fr" fo:country="FR" style:font-size-asian="6.80000019073486pt" style:font-size-complex="5.59999990463257pt"/>
    </style:style>
    <style:style style:name="T6" style:family="text">
      <style:text-properties fo:language="fr" fo:country="FR"/>
    </style:style>
  </office:automatic-styles>
  <office:body>
    <office:spreadsheet>
      <table:table table:name="Plannig WebDelib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Ajouter une tâch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joutNouvelleTache?language=Basic&amp;location=document"/>
              </office:event-listeners>
            </form:button>
          </form:form>
        </office:forms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6" office:value-type="string">
            <text:p>Prévue</text:p>
          </table:table-cell>
          <table:table-cell table:style-name="ce26" office:value-type="string">
            <text:p>Réalisée</text:p>
          </table:table-cell>
          <table:table-cell table:style-name="ce26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7" table:formula="oooc:=[.F86]" office:value-type="float" office:value="58.28">
            <text:p>58,28</text:p>
          </table:table-cell>
          <table:table-cell table:style-name="ce27" table:formula="oooc:=[.G86]" office:value-type="float" office:value="36.41">
            <text:p>36,41</text:p>
          </table:table-cell>
          <table:table-cell table:style-name="ce33" table:formula="oooc:=[.H86]" office:value-type="float" office:value="21.5">
            <text:p>21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87]" office:value-type="float" office:value="58.28">
            <text:p>58,28</text:p>
          </table:table-cell>
          <table:table-cell table:formula="oooc:=[.G87]" office:value-type="float" office:value="36.41">
            <text:p>36,41</text:p>
          </table:table-cell>
          <table:table-cell table:style-name="ce34" table:formula="oooc:=[.H87]" office:value-type="float" office:value="21.5">
            <text:p>21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7" table:formula="oooc:=[.F89]" office:value-type="float" office:value="28.28">
            <text:p>28,28</text:p>
          </table:table-cell>
          <table:table-cell table:style-name="ce27" table:formula="oooc:=[.G89]" office:value-type="float" office:value="25.41">
            <text:p>25,41</text:p>
          </table:table-cell>
          <table:table-cell table:style-name="ce33" table:formula="oooc:=[.H89]" office:value-type="float" office:value="2.5">
            <text:p>2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8" table:formula="oooc:=[.F90]" office:value-type="float" office:value="30">
            <text:p>30</text:p>
          </table:table-cell>
          <table:table-cell table:style-name="ce28" table:formula="oooc:=[.G90]" office:value-type="float" office:value="11">
            <text:p>11</text:p>
          </table:table-cell>
          <table:table-cell table:style-name="ce35" table:formula="oooc:=[.H90]" office:value-type="float" office:value="19">
            <text:p>19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5" svg:width="5.034cm" svg:height="1.764cm" svg:x="23.687cm" svg:y="0.501cm" draw:caption-point-x="-23.687cm" draw:caption-point-y="-0.501cm">
              <dc:date>2007-12-11T00:00:00</dc:date>
              <text:p text:style-name="P4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5" svg:width="6.273cm" svg:height="1.762cm" svg:x="17.784cm" svg:y="0.152cm" draw:caption-point-x="-17.784cm" draw:caption-point-y="-0.152cm">
              <dc:date>2007-12-11T00:00:00</dc:date>
              <text:p text:style-name="P4"><text:span text:style-name="T3">Charge exprimée en <text:s/>journée :</text:span></text:p>
              <text:p text:style-name="P4"><text:span text:style-name="T3">0,5 : une demi journée</text:span></text:p>
              <text:p text:style-name="P4"><text:span text:style-name="T3">1 : une journée</text:span></text:p>
            </office:annotation>
            <text:p>Charge</text:p>
          </table:table-cell>
          <table:covered-table-cell table:style-name="ce31"/>
          <table:covered-table-cell table:style-name="ce18"/>
          <table:table-cell table:style-name="ce39" office:value-type="string" table:number-columns-spanned="3" table:number-rows-spanned="1">
            <office:annotation draw:style-name="gr8" draw:text-style-name="P5" svg:width="2.862cm" svg:height="1.023cm" svg:x="33.468cm" svg:y="0.552cm" draw:caption-point-x="-33.468cm" draw:caption-point-y="-0.552cm">
              <dc:date>2007-12-11T00:00:00</dc:date>
              <text:p text:style-name="P4"><text:span text:style-name="T3">Gestion du planning</text:span></text:p>
            </office:annotation>
            <text:p>Planning</text:p>
          </table:table-cell>
          <table:covered-table-cell table:style-name="ce31"/>
          <table:covered-table-cell table:style-name="ce18"/>
          <table:table-cell table:style-name="ce42" table:number-columns-repeated="2"/>
          <table:table-cell table:style-name="ce45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5" svg:width="3.305cm" svg:height="1.069cm" svg:x="2.951cm" svg:y="0.383cm" draw:caption-point-x="-2.951cm" draw:caption-point-y="-0.383cm">
              <dc:date>2007-12-11T00:00:00</dc:date>
              <text:p text:style-name="P4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5" svg:width="7.568cm" svg:height="1.49cm" svg:x="4.798cm" svg:y="0.384cm" draw:caption-point-x="-4.798cm" draw:caption-point-y="-0.384cm">
              <dc:date>2007-12-11T00:00:00</dc:date>
              <text:p text:style-name="P4"><text:span text:style-name="T3">Corr : pour une correction</text:span></text:p>
              <text:p text:style-name="P4"><text:span text:style-name="T3">Evol : pour une évolution</text:span></text:p>
              <text:p text:style-name="P4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5" svg:width="4.968cm" svg:height="2.292cm" svg:x="6.645cm" svg:y="0.384cm" draw:caption-point-x="-6.645cm" draw:caption-point-y="-0.384cm">
              <dc:date>2008-04-21T00:00:00</dc:date>
              <text:p text:style-name="P4"><text:span text:style-name="T3">Source de la demande :</text:span></text:p>
              <text:p text:style-name="P4"><text:span text:style-name="T3">CC : cahier des charges,</text:span></text:p>
              <text:p text:style-name="P4"><text:span text:style-name="T3">GTC : groupe de travail</text:span></text:p>
              <text:p text:style-name="P4"><text:span text:style-name="T3">TP : test-party</text:span></text:p>
              <text:p text:style-name="P4"><text:span text:style-name="T3">Forge : la forge</text:span></text:p>
              <text:p text:style-name="P5"><text:span text:style-name="T3"/></text:p>
            </office:annotation>
            <text:p>Source</text:p>
          </table:table-cell>
          <table:table-cell table:style-name="ce4" office:value-type="string">
            <office:annotation draw:style-name="gr6" draw:text-style-name="P5" svg:width="8.575cm" svg:height="3.131cm" svg:x="7.745cm" svg:y="0.383cm" draw:caption-point-x="-7.745cm" draw:caption-point-y="-0.383cm">
              <dc:date>2007-12-12T00:00:00</dc:date>
              <text:p text:style-name="P4"><text:span text:style-name="T3">Module ou partie de l'application : </text:span></text:p>
              <text:p text:style-name="P4"><text:span text:style-name="T3">- Accueil</text:span></text:p>
              <text:p text:style-name="P4"><text:span text:style-name="T3">- Projets</text:span></text:p>
              <text:p text:style-name="P4"><text:span text:style-name="T3">- Séances</text:span></text:p>
              <text:p text:style-name="P4"><text:span text:style-name="T3">- PostSéance</text:span></text:p>
              <text:p text:style-name="P4"><text:span text:style-name="T3">- Admin</text:span></text:p>
              <text:p text:style-name="P4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5" svg:width="6.474cm" svg:height="0.993cm" svg:x="12.569cm" svg:y="1.688cm" draw:caption-point-x="-12.569cm" draw:caption-point-y="-1.688cm">
              <dc:date>2007-12-11T00:00:00</dc:date>
              <text:p text:style-name="P4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5" svg:width="2.862cm" svg:height="0.612cm" svg:x="22.664cm" svg:y="1.311cm" draw:caption-point-x="-22.664cm" draw:caption-point-y="-1.311cm">
              <dc:date>2007-12-11T00:00:00</dc:date>
              <text:p text:style-name="P4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5" svg:width="2.862cm" svg:height="1.845cm" svg:x="24.708cm" svg:y="1.311cm" draw:caption-point-x="-24.708cm" draw:caption-point-y="-1.311cm">
              <dc:date>2007-12-11T00:00:00</dc:date>
              <text:p text:style-name="P4"><text:span text:style-name="T3">% effectué :</text:span></text:p>
              <text:p text:style-name="P4"><text:span text:style-name="T3">0 pas encore commencé</text:span></text:p>
              <text:p text:style-name="P4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5" svg:width="2.862cm" svg:height="1.023cm" svg:x="26.752cm" svg:y="1.311cm" draw:caption-point-x="-26.752cm" draw:caption-point-y="-1.311cm">
              <dc:date>2007-12-11T00:00:00</dc:date>
              <text:p text:style-name="P4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5" svg:width="2.862cm" svg:height="1.845cm" svg:x="31.053cm" svg:y="1.311cm" draw:caption-point-x="-31.053cm" draw:caption-point-y="-1.311cm">
              <dc:date>2007-12-11T00:00:00</dc:date>
              <text:p text:style-name="P4"><text:span text:style-name="T3">Priorité de la tâche :</text:span></text:p>
              <text:p text:style-name="P4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5" svg:width="2.862cm" svg:height="1.762cm" svg:x="33.312cm" svg:y="1.311cm" draw:caption-point-x="-33.312cm" draw:caption-point-y="-1.311cm">
              <dc:date>2007-12-11T00:00:00</dc:date>
              <text:p text:style-name="P4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5" svg:width="3.847cm" svg:height="1.023cm" svg:x="29.341cm" svg:y="0.641cm" draw:caption-point-x="-29.341cm" draw:caption-point-y="-0.641cm">
              <dc:date>2007-12-11T00:00:00</dc:date>
              <text:p text:style-name="P4"><text:span text:style-name="T3">Date prévue du développement</text:span></text:p>
            </office:annotation>
            <text:p>Date prev</text:p>
          </table:table-cell>
          <table:table-cell table:style-name="ce43" table:number-columns-repeated="244"/>
          <table:table-cell/>
        </table:table-row>
        <table:table-row table:style-name="ro4">
          <table:table-cell table:style-name="ce5" table:number-columns-repeated="11"/>
          <table:table-cell table:style-name="ce44" table:number-columns-repeated="244"/>
          <table:table-cell table:style-name="ce46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6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02-22">
            <text:p>22/0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13]-[.G1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6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6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6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5]-[.G3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5]-[.G4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 webservice parafeu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7]-[.G47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SV</text:p>
          </table:table-cell>
          <table:table-cell table:style-name="ce40" office:value-type="date" office:date-value="2008-03-31">
            <text:p>31/03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8]-[.G4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9]-[.G49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6" table:formula="oooc:=[.F50]-[.G50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1]-[.G51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52]-[.G5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3]-[.G53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4]-[.G54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8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6" table:formula="oooc:=[.F55]-[.G55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6]-[.G56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57]-[.G57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8]-[.G5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59]-[.G59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0]-[.G60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É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1]-[.G61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estion des droits sur les menus et sur les fonctions des contrôleurs (remplacer acm)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2]-[.G6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menus pour intégrer la gestions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3]-[.G6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contrôleurs pour intégrer la gestion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4]-[.G6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0" office:value-type="string">
            <text:p><text:span text:style-name="T5">Normalisation</text:span><text:span text:style-name="T6"> de l'écran de saisie des textes : ajouter un bouton Enregistrer et Annuler</text:span>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Écran validation/rejet plus condensé (boutons visibles sans faire défiler l'écran)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6" table:formula="oooc:=[.F66]-[.G6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Les affichages 'vue' ne doivent pas donner accès à la modification ni à la suppression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6" table:formula="oooc:=[.F67]-[.G67]" office:value-type="float" office:value="0">
            <text:p>0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Rendre impossible la suppression du profil 'administrateur'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68]-[.G68]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Mettre des étoiles rouges pour les champs obligatoires (vérifier tous les écrans)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6" table:formula="oooc:=[.F69]-[.G69]" office:value-type="float" office:value="0">
            <text:p>0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 de la création d'un utilisateur, saisir 2 fois le mot de passe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2" office:value-type="string">
            <text:p>Donner la possibilité à un admin de changer le mot de passe d'un utilisateur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que l'on modifie un utilisateur, le login par défaut est 'admin' à la place du login de l'utilisateur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6" table:formula="oooc:=[.F72]-[.G72]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3" office:value-type="string">
            <text:p>Rajouter un historique des projets : Dans Projets &gt; Mes projets, un rédacteur doit pouvoir retrouver les projets qu'il a rédigé.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Un valideur ne doit pas pouvoir modifier un projet.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6" table:formula="oooc:=[.F74]-[.G74]" office:value-type="float" office:value="0">
            <text:p>0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Si le corum n'est pas atteint (ou ne l'est plus suite au départ d'un des élus au cours de la séance), tous les projets doivent être reportés à la séance suivante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75]-[.G75]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Gestion des additifs : pouvoir ajouter des projets à une séance après le délai de retard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6]-[.G76]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éparations des agents/élus : nouvelle gestion des acteurs</text:p>
          </table:table-cell>
          <table:table-cell table:number-columns-repeated="2" table:style-name="ce13" office:value-type="float" office:value="5">
            <text:p>5</text:p>
          </table:table-cell>
          <table:table-cell table:style-name="ce36" table:formula="oooc:=[.F77]-[.G77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Nouvelle gestion des types de séances</text:p>
          </table:table-cell>
          <table:table-cell table:number-columns-repeated="2" table:style-name="ce13" office:value-type="float" office:value="2">
            <text:p>2</text:p>
          </table:table-cell>
          <table:table-cell table:style-name="ce36" table:formula="oooc:=[.F78]-[.G78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Ajout de la gestion des commissions</text:p>
          </table:table-cell>
          <table:table-cell table:number-columns-repeated="2" table:style-name="ce13" office:value-type="float" office:value="2">
            <text:p>2</text:p>
          </table:table-cell>
          <table:table-cell table:style-name="ce36" table:formula="oooc:=[.F79]-[.G79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Modèles de document en OOo avec utilisation de Ged'OOo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0]-[.G80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Nouvelle gestion des compteurs et des séquences</text:p>
          </table:table-cell>
          <table:table-cell table:number-columns-repeated="2" table:style-name="ce13" office:value-type="float" office:value="2">
            <text:p>2</text:p>
          </table:table-cell>
          <table:table-cell table:style-name="ce36" table:formula="oooc:=[.F81]-[.G81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aisie des textes des projets en OpenOffice.or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2]-[.G82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8">
          <table:table-cell table:style-name="ce7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37"/>
          <table:table-cell table:style-name="ce14" table:number-columns-repeated="2"/>
          <table:table-cell table:style-name="ce41"/>
          <table:table-cell table:number-columns-repeated="245"/>
        </table:table-row>
        <table:table-row table:style-name="ro8">
          <table:table-cell table:style-name="ce8" office:value-type="string">
            <text:p>Ajouter une tâche : clique droit sur le numéro de la ligne précédente puis sélectionnez 'Insérer des lignes' ou bien cliquez sur le bouton 'Ajouter une tâche'</text:p>
          </table:table-cell>
          <table:table-cell table:number-columns-repeated="5"/>
          <table:table-cell table:style-name="ce32"/>
          <table:table-cell table:style-name="ce38"/>
          <table:table-cell table:number-columns-repeated="248"/>
        </table:table-row>
        <table:table-row table:style-name="ro9">
          <table:table-cell table:style-name="Default"/>
          <table:table-cell table:number-columns-repeated="4"/>
          <table:table-cell table:style-name="ce29" office:value-type="string">
            <text:p>Prévue</text:p>
          </table:table-cell>
          <table:table-cell table:style-name="ce29" office:value-type="string">
            <text:p>Réalisée</text:p>
          </table:table-cell>
          <table:table-cell table:style-name="ce29" office:value-type="string">
            <text:p>Reste</text:p>
          </table:table-cell>
          <table:table-cell table:style-name="ce29" office:value-type="string">
            <text:p>en jour</text:p>
          </table:table-cell>
          <table:table-cell table:number-columns-repeated="247"/>
        </table:table-row>
        <table:table-row table:style-name="ro10">
          <table:table-cell table:style-name="ce9">
            <draw:control table:end-cell-address="'Plannig WebDelib'.D87" table:end-x="1.878cm" table:end-y="0.146cm" draw:z-index="1" draw:text-style-name="P3" svg:width="6.21cm" svg:height="0.57cm" svg:x="0.764cm" svg:y="0.196cm" draw:control="control1"/>
          </table:table-cell>
          <table:table-cell table:number-columns-repeated="3"/>
          <table:table-cell table:style-name="ce25" office:value-type="string">
            <text:p>Charge totale : </text:p>
          </table:table-cell>
          <table:table-cell table:style-name="ce30" table:formula="oooc:=SUM([.F10:.F83])" office:value-type="float" office:value="58.28">
            <text:p>58,28</text:p>
          </table:table-cell>
          <table:table-cell table:style-name="ce30" table:formula="oooc:=SUM([.G10:.G83])" office:value-type="float" office:value="36.41">
            <text:p>36,41</text:p>
          </table:table-cell>
          <table:table-cell table:style-name="ce30" table:formula="oooc:=SUM([.H10:.H83])" office:value-type="float" office:value="21.5">
            <text:p>21,5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 office:value-type="string">
            <text:p>Charge pour la sélection :</text:p>
          </table:table-cell>
          <table:table-cell table:style-name="ce30" table:formula="oooc:=SUBTOTAL(9;[.F10:.F83])" office:value-type="float" office:value="58.28">
            <text:p>58,28</text:p>
          </table:table-cell>
          <table:table-cell table:style-name="ce30" table:formula="oooc:=SUBTOTAL(9;[.G10:.G83])" office:value-type="float" office:value="36.41">
            <text:p>36,41</text:p>
          </table:table-cell>
          <table:table-cell table:style-name="ce30" table:formula="oooc:=SUBTOTAL(9;[.H10:.H83])" office:value-type="float" office:value="21.5">
            <text:p>21,5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/>
          <table:table-cell table:style-name="ce30" table:number-columns-repeated="4"/>
          <table:table-cell table:number-columns-repeated="247"/>
        </table:table-row>
        <table:table-row table:style-name="ro10">
          <table:table-cell table:number-columns-repeated="4"/>
          <table:table-cell table:style-name="ce25" office:value-type="string">
            <text:p>Charge pour la V1 :</text:p>
          </table:table-cell>
          <table:table-cell table:style-name="ce30" table:formula="oooc:=SUMIF([.A10:.A83];&quot;1.*&quot;;[.F10:.F83])" office:value-type="float" office:value="28.28">
            <text:p>28,28</text:p>
          </table:table-cell>
          <table:table-cell table:style-name="ce30" table:formula="oooc:=SUMIF([.A10:.A83];&quot;1.*&quot;;[.G10:.G83])" office:value-type="float" office:value="25.41">
            <text:p>25,41</text:p>
          </table:table-cell>
          <table:table-cell table:style-name="ce30" table:formula="oooc:=SUMIF([.A10:.A83];&quot;1.*&quot;;[.H10:.H83])" office:value-type="float" office:value="2.5">
            <text:p>2,5</text:p>
          </table:table-cell>
          <table:table-cell table:number-columns-repeated="248"/>
        </table:table-row>
        <table:table-row table:style-name="ro10">
          <table:table-cell table:number-columns-repeated="4"/>
          <table:table-cell table:style-name="ce25" office:value-type="string">
            <text:p>Charge pour la V2 :</text:p>
          </table:table-cell>
          <table:table-cell table:style-name="ce30" table:formula="oooc:=SUMIF([.A10:.A83];&quot;2.*&quot;;[.F10:.F83])" office:value-type="float" office:value="30">
            <text:p>30</text:p>
          </table:table-cell>
          <table:table-cell table:style-name="ce30" table:formula="oooc:=SUMIF([.A10:.A83];&quot;2.*&quot;;[.G10:.G83])" office:value-type="float" office:value="11">
            <text:p>11</text:p>
          </table:table-cell>
          <table:table-cell table:style-name="ce30" table:formula="oooc:=SUMIF([.A10:.A83];&quot;2.*&quot;;[.H10:.H83])" office:value-type="float" office:value="19">
            <text:p>19</text:p>
          </table:table-cell>
          <table:table-cell table:number-columns-repeated="248"/>
        </table:table-row>
        <table:table-row table:style-name="ro8">
          <table:table-cell table:number-columns-repeated="256"/>
        </table:table-row>
        <table:table-row table:style-name="ro10">
          <table:table-cell table:number-columns-repeated="4"/>
          <table:table-cell table:style-name="Default"/>
          <table:table-cell table:style-name="ce30" table:number-columns-repeated="3"/>
          <table:table-cell table:number-columns-repeated="248"/>
        </table:table-row>
        <table:table-row table:style-name="ro8" table:number-rows-repeated="65443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>
        <table:named-range table:name="ligneNouvelleTache" table:base-cell-address="$'Plannig WebDelib'.$A$65" table:cell-range-address="$'Plannig WebDelib'.$A$83:.$IV$83"/>
        <table:named-range table:name="realisee" table:base-cell-address="$'Plannig WebDelib'.$G$65" table:cell-range-address="$'Plannig WebDelib'.$G$83"/>
        <table:named-range table:name="reste" table:base-cell-address="$'Plannig WebDelib'.$H$65" table:cell-range-address="$'Plannig WebDelib'.$H$83"/>
      </table:named-expressions>
      <table:database-ranges>
        <table:database-range table:target-range-address="'Plannig WebDelib'.A9:'Plannig WebDelib'.K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4">24/06/2008</text:date>, <text:time>11:3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Francois Desmaretz</meta:initial-creator>
    <meta:creation-date>2007-09-30T10:15:59</meta:creation-date>
    <dc:date>2008-06-24T11:32:19</dc:date>
    <meta:print-date>2007-12-10T11:01:08</meta:print-date>
    <meta:editing-cycles>267</meta:editing-cycles>
    <meta:editing-duration>P1DT3H4M59S</meta:editing-duration>
    <meta:user-defined meta:name="Info 1"/>
    <meta:user-defined meta:name="Info 2"/>
    <meta:user-defined meta:name="Info 3"/>
    <meta:user-defined meta:name="Info 4"/>
    <meta:document-statistic meta:table-count="1" meta:cell-count="762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---------------------------------------------------------------
rem cript d'ajout d'une nouvelle ligne en bas du tableau des tâches
rem ---------------------------------------------------------------
sub ajoutNouvelleTache
	dim feuille as object
	dim ligneReference as object
	dim realisee as object
	
	' initialisations
	feuille = thiscomponent.currentController.activeSheet

	' Insertion d'une nouvelle ligne
	ligneReference = feuille.getCellRangeByName("ligneNouvelleTache")
	feuille.insertCells(ligneReference.RangeAddress, com.sun.star.sheet.CellInsertMode.DOWN)

	' Initialisation de la cellule 'réalisée'
	realisee = feuille.getCellRangeByName("realisee")
	feuille.getCellByPosition(realisee.CellAddress.Column, realisee.CellAddress.Row-1).Value = 0

	' Initialisation de la formule de la cellule 'reste'
	realisee = feuille.getCellRangeByName("reste")
	feuille.getCellByPosition(realisee.CellAddress.Column, realisee.CellAddress.Row-1).Formula = "=F"+realisee.CellAddress.Row+"-G"+realisee.CellAddress.Row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